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eplo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WORKSHOP III – PADSW04</text:p>
          </table:table-cell>
          <table:table-cell table:style-name="ce2" office:value-type="date" office:date-value="2022-02-25" calcext:value-type="date">
            <text:p>25/02/22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RUNO FREIRE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ÍNTIA REJANE CONSONNI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INTYA YEUNG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OUGLAS KENZO NISHIKAWA ONO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AVIO TOLEDO DIAS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STAVO TRIELLI AVILA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UMBERTO DE MOURA ABRAHÃO</text:p>
          </table:table-cell>
          <table:table-cell table:style-name="ce5" office:value-type="string" calcext:value-type="string">
            <text:p>Nop!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GOR LUNA DETONI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EAN PIERRE MATTEI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UCA GIULIANO PIERMARTIRI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CHELLE LISBOA TURU BRASIL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EDRO CASELLA TEIXEIRA RODRIGUES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AIS DIAS DE MELO FERREIRA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ANUCI SILVA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CTOR VASCONCELLOS BORBA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URI CASTILHO DA SILVA</text:p>
          </table:table-cell>
          <table:table-cell office:value-type="string" calcext:value-type="string">
            <text:p>Present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Deploy.B4:Deploy.B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8:06:49.8241097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6:33:37.510451417</meta:creation-date>
    <dc:date>2022-02-25T21:01:33.853144577</dc:date>
    <meta:editing-duration>PT3H38M54S</meta:editing-duration>
    <meta:editing-cycles>6</meta:editing-cycles>
    <meta:generator>LibreOffice/7.3.0.3$Linux_X86_64 LibreOffice_project/30$Build-3</meta:generator>
    <meta:document-statistic meta:table-count="1" meta:cell-count="34" meta:object-count="0"/>
  </office:meta>
</office:document-meta>
</file>